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195cm" draw:shadow="hidden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713cm" draw:shadow="hidden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788cm" draw:shadow="hidden"/>
    </style:style>
    <style:style style:name="gr4" style:family="graphic">
      <style:graphic-properties style:protect="size"/>
    </style:style>
    <style:style style:name="pr1" style:family="presentation" style:parent-style-name="lyt-bluegrey-notes">
      <style:graphic-properties draw:fill-color="#ffffff" draw:auto-grow-height="true" fo:min-height="13.364cm"/>
    </style:style>
    <style:style style:name="pr2" style:family="presentation" style:parent-style-name="lyt-bluegrey-title">
      <style:graphic-properties fo:min-height="3.507cm"/>
    </style:style>
    <style:style style:name="pr3" style:family="presentation" style:parent-style-name="lyt-bluegrey-outline1">
      <style:graphic-properties fo:min-height="14.425cm"/>
    </style:style>
    <style:style style:name="pr4" style:family="presentation" style:parent-style-name="lyt-bluegrey-notes">
      <style:graphic-properties draw:fill-color="#ffffff" fo:min-height="13.364cm"/>
    </style:style>
    <style:style style:name="pr5" style:family="presentation" style:parent-style-name="lyt-bluegrey-outline1">
      <style:graphic-properties fo:min-height="20.753cm"/>
    </style:style>
    <style:style style:name="pr6" style:family="presentation" style:parent-style-name="lyt-bluegrey-outline1">
      <style:graphic-properties fo:min-height="17.7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8.1000003814697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draw:frame draw:style-name="gr1" draw:text-style-name="P1" draw:layer="layout" svg:width="17.5cm" svg:height="1.445cm" svg:x="6.5cm" svg:y="1.555cm">
          <draw:text-box>
            <text:p><text:span text:style-name="T1">ПРЕЗЕНТАЦІЯ КУРСОВОЇ РОБОТИ</text:span></text:p>
          </draw:text-box>
        </draw:frame>
        <draw:frame draw:style-name="gr2" draw:layer="layout" svg:width="7.5cm" svg:height="0.963cm" svg:x="11.5cm" svg:y="3.5cm">
          <draw:text-box>
            <text:p>ПО .NET FRAMEWORK</text:p>
          </draw:text-box>
        </draw:frame>
        <draw:frame draw:style-name="gr2" draw:layer="layout" svg:width="13cm" svg:height="0.963cm" svg:x="3cm" svg:y="6.5cm">
          <draw:text-box>
            <text:p>Виконавець: Анорін Д.О.</text:p>
          </draw:text-box>
        </draw:frame>
        <draw:frame draw:style-name="gr3" draw:text-style-name="P3" draw:layer="layout" svg:width="24cm" svg:height="4.038cm" svg:x="3cm" svg:y="8cm">
          <draw:text-box>
            <text:p text:style-name="P2">Назва проекту: </text:p>
            <text:p text:style-name="P3"><text:span text:style-name="T2"/></text:p>
            <text:p text:style-name="P3"><text:span text:style-name="T2">Програма для розрахунку вартості металопластикового вікна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draw:frame presentation:style-name="pr2" draw:text-style-name="P4" draw:layer="layout" svg:width="25.199cm" svg:height="3.507cm" svg:x="1.4cm" svg:y="0.836cm" presentation:class="title">
          <draw:text-box>
            <text:p><text:span text:style-name="T2">Програма для розрахунку вартості вікна</text:span></text:p>
          </draw:text-box>
        </draw:frame>
        <draw:frame presentation:style-name="pr3" draw:layer="layout" svg:width="25.199cm" svg:height="14.425cm" svg:x="1.4cm" svg:y="4.913cm" presentation:class="outline" presentation:user-transformed="true">
          <draw:text-box>
            <text:list text:style-name="L2">
              <text:list-header>
                <text:p>Суть програми:</text:p>
              </text:list-header>
              <text:list-item>
                <text:p>Покупець хоче замовити металопластикове вікно та хоче заздалегідь дізнатися його вартість. Для оформлення замовлення необхідно заміряти розміри вікна та визначитися з матеріалами (рама, скло, фурнітура). Для обліку форс-мажорних ситуацій після всіх обчислень програма до отриманої суми додає 10%. Програма передбачає редагування бази даних, але за певними правами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draw:frame presentation:style-name="pr5" draw:layer="layout" svg:width="26.1cm" svg:height="20.753cm" svg:x="1.4cm" svg:y="1cm" presentation:class="outline" presentation:user-transformed="true">
          <draw:text-box>
            <text:list text:style-name="L2">
              <text:list-header>
                <text:p>Вимоги до проекту:</text:p>
              </text:list-header>
              <text:list-item>
                <text:p><text:span text:style-name="T3">База даних містить опис всіх матеріалів (категорія, назва, колір, вартість квадратного метра, опис).</text:span></text:p>
              </text:list-item>
              <text:list-item>
                <text:p><text:span text:style-name="T3">База даних містить двох користувачів – admin та manager. Адміністратор може редагувати всі таблиці, переглядати дані і виконувати процедури, що зберігаються (якщо такі є). Менеджер може лише переглядати таблиці та виконувати процедури, що зберігаються. </text:span></text:p>
              </text:list-item>
              <text:list-item>
                <text:p><text:span text:style-name="T3">Програма запитує розміри вікна (ширина, висота), кількість секцій, ширина рами, розмір підвіконня, кількість секцій, що відкриваються, тип пластику і тип скла і виконує розрахунок вартості.</text:span></text:p>
              </text:list-item>
              <text:list-item>
                <text:p><text:span text:style-name="T3">Додавання та редагування здійснюється в окремих вікнах.</text:span></text:p>
              </text:list-item>
              <text:list-item>
                <text:p><text:span text:style-name="T3">Програма передбачає перегляд окремо списку матеріалів.</text:span></text:p>
              </text:list-item>
              <text:list-item>
                <text:p><text:span text:style-name="T3">Список матеріалів відображається у ListView.</text:span></text:p>
              </text:list-item>
              <text:list-item>
                <text:p><text:span text:style-name="T3">Реалізувати пошук матеріалу за назвою, вартістю, категорією або будь-якою комбінацією з вище перерахованого</text:span><text:span text:style-name="T4">.</text:span></text:p>
              </text:list-item>
            </text:list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draw:frame presentation:style-name="pr6" draw:layer="layout" svg:width="25.099cm" svg:height="17.772cm" svg:x="1.5cm" svg:y="1cm" presentation:class="outline" presentation:user-transformed="true">
          <draw:text-box>
            <text:list text:style-name="L2">
              <text:list-header>
                <text:p><text:span text:style-name="T6">Ця програма була розроблена в середовищі </text:span><text:span text:style-name="T7">Visual Studio,</text:span><text:span text:style-name="T6"> використовуючи </text:span><text:span text:style-name="T7">Winforms</text:span><text:span text:style-name="T6"> для створення графічного інтерфейсу користувача.</text:span></text:p>
                <text:p><text:span text:style-name="T7">База даних WindowShop</text:span></text:p>
                <text:p><text:span text:style-name="T6">За допомогою </text:span><text:span text:style-name="T7">Entity Framework </text:span><text:span text:style-name="T6">було створено базу даних </text:span><text:span text:style-name="T7">WindowShop,</text:span><text:span text:style-name="T6"> що забезпечує зберігання та керування даними програми.</text:span></text:p>
                <text:p><text:span text:style-name="T8"/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draw:frame presentation:style-name="pr6" draw:text-style-name="P6" draw:layer="layout" svg:width="25.199cm" svg:height="17.772cm" svg:x="1.4cm" svg:y="1cm" presentation:class="outline" presentation:user-transformed="true">
          <draw:text-box>
            <text:list text:style-name="L2">
              <text:list-header>
                <text:p><text:span text:style-name="T9">Використання сторонніх бібліотек</text:span></text:p>
                <text:p><text:span text:style-name="T4">У процесі розробки програми було використано декілька сторонніх бібліотек:</text:span></text:p>
              </text:list-header>
              <text:list-item>
                <text:p><text:span text:style-name="T10">BCrypt:</text:span><text:span text:style-name="T4"> ця бібліотека використовується для шифрування паролів користувачів, що забезпечує безпеку їх особистих даних.</text:span></text:p>
              </text:list-item>
              <text:list-item>
                <text:p><text:span text:style-name="T10">Entity Framework:</text:span><text:span text:style-name="T4"> це ORM-рішення від Microsoft, яке дозволяє працювати з базами даних на більш високому рівні абстракції. В своєму проекті я використав підхід </text:span><text:span text:style-name="T10">Code First.</text:span></text:p>
              </text:list-item>
              <text:list-item>
                <text:p><text:span text:style-name="T10">Newtonsoft Json:</text:span><text:span text:style-name="T4"> ця бібліотека використовується для зберігання даних про користувачів у форматі </text:span><text:span text:style-name="T10">JSON</text:span><text:span text:style-name="T4">.</text:span></text:p>
              </text:list-item>
              <text:list-item>
                <text:p><text:span text:style-name="T10">ITextSharp:</text:span><text:span text:style-name="T4"> за допомогою цієї бібліотеки дані про замовлення зберігаються у файлі </text:span><text:span text:style-name="T10">PDF</text:span><text:span text:style-name="T4">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draw:frame presentation:style-name="pr6" draw:text-style-name="P7" draw:layer="layout" svg:width="25.199cm" svg:height="17.772cm" svg:x="1.4cm" svg:y="1cm" presentation:class="outline" presentation:user-transformed="true">
          <draw:text-box>
            <text:list text:style-name="L2">
              <text:list-header>
                <text:p><text:span text:style-name="T11">Використання технології ADO</text:span></text:p>
              </text:list-header>
              <text:list-item>
                <text:p><text:span text:style-name="T6">Також було використано технологію ADO для переводу курсу валют з сайту Національного банку України </text:span><text:span text:style-name="T7">(https://bank.gov.ua/)</text:span><text:span text:style-name="T6">. Це дозволяє програмі оперативно оновлювати курси валют і надавати користувачам актуальну інформацію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grad" xlink:href="Pictures/100000000000032000000258386DF587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 style:repeat="stretch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7cm" svg:x="1.4cm" svg:y="0.836cm" presentation:class="title" presentation:placeholder="true">
        <draw:text-box/>
      </draw:frame>
      <draw:frame presentation:style-name="lyt-bluegrey-outline1" draw:layer="backgroundobjects" svg:width="25.199cm" svg:height="13.859cm" svg:x="1.4cm" svg:y="4.913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0M3S</meta:editing-duration>
    <meta:editing-cycles>4</meta:editing-cycles>
    <meta:generator>OpenOffice/4.1.15$Win32 OpenOffice.org_project/4115m2$Build-9813</meta:generator>
    <dc:date>2024-02-10T17:45:48.58</dc:date>
    <dc:creator>Даниил Анорин</dc:creator>
    <meta:document-statistic meta:object-count="54"/>
  </office:meta>
</office:document-meta>
</file>